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0.svm" manifest:media-type=""/>
  <manifest:file-entry manifest:full-path="Pictures/TablePreview43.svm" manifest:media-type=""/>
  <manifest:file-entry manifest:full-path="Pictures/TablePreview18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29.svm" manifest:media-type=""/>
  <manifest:file-entry manifest:full-path="Pictures/TablePreview9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6.svm" manifest:media-type=""/>
  <manifest:file-entry manifest:full-path="Pictures/TablePreview49.svm" manifest:media-type=""/>
  <manifest:file-entry manifest:full-path="Pictures/TablePreview6.svm" manifest:media-type=""/>
  <manifest:file-entry manifest:full-path="Pictures/TablePreview42.svm" manifest:media-type=""/>
  <manifest:file-entry manifest:full-path="Pictures/TablePreview17.svm" manifest:media-type=""/>
  <manifest:file-entry manifest:full-path="Pictures/TablePreview25.svm" manifest:media-type=""/>
  <manifest:file-entry manifest:full-path="Pictures/TablePreview48.svm" manifest:media-type=""/>
  <manifest:file-entry manifest:full-path="Pictures/TablePreview5.svm" manifest:media-type=""/>
  <manifest:file-entry manifest:full-path="Pictures/TablePreview41.svm" manifest:media-type=""/>
  <manifest:file-entry manifest:full-path="Pictures/TablePreview16.svm" manifest:media-type=""/>
  <manifest:file-entry manifest:full-path="Pictures/TablePreview24.svm" manifest:media-type=""/>
  <manifest:file-entry manifest:full-path="Pictures/TablePreview47.svm" manifest:media-type=""/>
  <manifest:file-entry manifest:full-path="Pictures/TablePreview4.svm" manifest:media-type=""/>
  <manifest:file-entry manifest:full-path="Pictures/TablePreview40.svm" manifest:media-type=""/>
  <manifest:file-entry manifest:full-path="Pictures/TablePreview15.svm" manifest:media-type=""/>
  <manifest:file-entry manifest:full-path="Pictures/TablePreview23.svm" manifest:media-type=""/>
  <manifest:file-entry manifest:full-path="Pictures/TablePreview46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2.svm" manifest:media-type=""/>
  <manifest:file-entry manifest:full-path="Pictures/TablePreview45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44.svm" manifest:media-type=""/>
  <manifest:file-entry manifest:full-path="Pictures/TablePreview1.svm" manifest:media-type=""/>
  <manifest:file-entry manifest:full-path="Pictures/TablePreview19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6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5f__5f_-notes">
      <style:graphic-properties draw:fill-color="#ffffff" draw:auto-grow-height="true" fo:min-height="12.572cm"/>
    </style:style>
    <style:style style:name="co1" style:family="table-column">
      <style:table-column-properties style:column-width="9.271cm" style:use-optimal-column-width="false"/>
    </style:style>
    <style:style style:name="co2" style:family="table-column">
      <style:table-column-properties style:column-width="9.394cm" style:use-optimal-column-width="false"/>
    </style:style>
    <style:style style:name="co3" style:family="table-column">
      <style:table-column-properties style:column-width="9.33cm" style:use-optimal-column-width="false"/>
    </style:style>
    <style:style style:name="co4" style:family="table-column">
      <style:table-column-properties style:column-width="9.34cm" style:use-optimal-column-width="false"/>
    </style:style>
    <style:style style:name="co5" style:family="table-column">
      <style:table-column-properties style:column-width="2.078cm" style:use-optimal-column-width="false"/>
    </style:style>
    <style:style style:name="co6" style:family="table-column">
      <style:table-column-properties style:column-width="5.872cm" style:use-optimal-column-width="false"/>
    </style:style>
    <style:style style:name="co7" style:family="table-column">
      <style:table-column-properties style:column-width="6.325cm" style:use-optimal-column-width="false"/>
    </style:style>
    <style:style style:name="co8" style:family="table-column">
      <style:table-column-properties style:column-width="1.862cm" style:use-optimal-column-width="false"/>
    </style:style>
    <style:style style:name="co9" style:family="table-column">
      <style:table-column-properties style:column-width="6.326cm" style:use-optimal-column-width="false"/>
    </style:style>
    <style:style style:name="co10" style:family="table-column">
      <style:table-column-properties style:column-width="1.863cm" style:use-optimal-column-width="false"/>
    </style:style>
    <style:style style:name="co11" style:family="table-column">
      <style:table-column-properties style:column-width="2.104cm" style:use-optimal-column-width="false"/>
    </style:style>
    <style:style style:name="co12" style:family="table-column">
      <style:table-column-properties style:column-width="2.651cm" style:use-optimal-column-width="false"/>
    </style:style>
    <style:style style:name="co13" style:family="table-column">
      <style:table-column-properties style:column-width="2.353cm" style:use-optimal-column-width="false"/>
    </style:style>
    <style:style style:name="co14" style:family="table-column">
      <style:table-column-properties style:column-width="1.345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475cm"/>
    </style:style>
    <style:style style:name="ro3" style:family="table-row">
      <style:table-row-properties style:row-height="0.937cm"/>
    </style:style>
    <style:style style:name="ro4" style:family="table-row">
      <style:table-row-properties style:row-height="0.974cm"/>
    </style:style>
    <style:style style:name="ro5" style:family="table-row">
      <style:table-row-properties style:row-height="0.972cm"/>
    </style:style>
    <style:style style:name="ro6" style:family="table-row">
      <style:table-row-properties style:row-height="-0.73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style:repeat="repeat"/>
      <style:paragraph-properties fo:text-align="star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end"/>
      <style:text-properties fo:font-size="18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18pt" style:font-size-asian="28pt" style:font-size-complex="28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style:text-position="super 58%" fo:font-size="24pt" style:font-size-asian="24pt" style:font-size-complex="24pt"/>
    </style:style>
    <style:style style:name="T7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0" style:family="text">
      <style:text-properties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5f__5f_">
        <draw:frame draw:style-name="standard" draw:layer="layout" svg:width="27.935cm" svg:height="1.022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999cm" svg:height="1.475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 table:style-name="ce2"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28cm" svg:height="4.985cm" svg:x="0cm" svg:y="7.6cm">
          <draw:text-box>
            <text:p text:style-name="P3"><text:span text:style-name="T1">Lab 5: String Interning</text:span></text:p>
            <text:p text:style-name="P3"><text:span text:style-name="T1">In-Lab Pres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_5f_">
        <draw:frame draw:style-name="standard" draw:layer="layout" svg:width="27.935cm" svg:height="1.022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999cm" svg:height="1.475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6"><text:span text:style-name="T2">Outline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3" draw:text-style-name="P7" draw:layer="layout" svg:width="28cm" svg:height="16.6cm" svg:x="0cm" svg:y="2.6cm">
          <draw:text-box>
            <text:list text:style-name="L3">
              <text:list-item>
                <text:p text:style-name="P7"><text:span text:style-name="T3"><text:s/></text:span><text:span text:style-name="T3">Motivation</text:span></text:p>
              </text:list-item>
              <text:list-item>
                <text:p text:style-name="P7"><text:span text:style-name="T3"><text:s/></text:span><text:span text:style-name="T3">Hashing</text:span></text:p>
              </text:list-item>
              <text:list-item>
                <text:p text:style-name="P7"><text:span text:style-name="T3"><text:s/></text:span><text:span text:style-name="T3">Example</text:span></text:p>
              </text:list-item>
              <text:list-item>
                <text:p text:style-name="P7"><text:span text:style-name="T3"><text:s/></text:span><text:span text:style-name="T3">Interning</text:span></text:p>
              </text:list-item>
              <text:list-item>
                <text:p text:style-name="P7"><text:span text:style-name="T3"><text:s/></text:span><text:span text:style-name="T3">Functions</text:span></text:p>
              </text:list-item>
              <text:list-item>
                <text:p text:style-name="P7"><text:span text:style-name="T3"><text:s/></text:span><text:span text:style-name="T3">Tips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1. Motivation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6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7"><text:span text:style-name="T3">Suppose we have some text (possibly code) with many long, identical strings:</text:span></text:p>
            <text:p text:style-name="P7"><text:span text:style-name="T3"/></text:p>
            <text:p text:style-name="P7"><text:span text:style-name="T4">def long_and_useless_function(long_variable_name):</text:span></text:p>
            <text:p text:style-name="P7"><text:span text:style-name="T4"><text:tab/></text:span><text:span text:style-name="T4">loop_increment_counter = 0;</text:span></text:p>
            <text:p text:style-name="P7"><text:span text:style-name="T4"><text:tab/></text:span><text:span text:style-name="T4">while loop_increment_counter &lt; long_variable_name:</text:span></text:p>
            <text:p text:style-name="P7"><text:span text:style-name="T4"><text:tab/></text:span><text:span text:style-name="T4"><text:tab/></text:span><text:span text:style-name="T4">loop_increment_counter = loop_increment_counter + 1</text:span></text:p>
            <text:p text:style-name="P7"><text:span text:style-name="T4"><text:tab/></text:span><text:span text:style-name="T4"><text:tab/></text:span><text:span text:style-name="T4">long_and_useless_function(long_variable_name – 1)</text:span></text:p>
            <text:p text:style-name="P7"><text:span text:style-name="T4"><text:tab/></text:span><text:span text:style-name="T4"><text:tab/></text:span><text:span text:style-name="T4">print(“This isn't useful!”)</text:span></text:p>
            <text:p text:style-name="P7"><text:span text:style-name="T5"/></text:p>
            <text:p text:style-name="P7"><text:span text:style-name="T5">During a task such as compiling, we may need to compare these strings (such as variable and function names) many, many times.</text:span></text:p>
            <text:p text:style-name="P7"><text:span text:style-name="T5"/></text:p>
            <text:p text:style-name="P7"><text:span text:style-name="T5">This is computationally expensive.</text:span></text:p>
            <text:p text:style-name="P7"><text:span text:style-name="T5"/></text:p>
            <text:p text:style-name="P7"><text:span text:style-name="T5">The solution: string inter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><text:span text:style-name="T2">1. Motivation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8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7"><text:span text:style-name="T3">Instead of performing comparisons on long strings such as </text:span><text:span text:style-name="T5">“long_and_useless_function” and “loop_increment_counter”, we will create a 1 word (4 byte) unique identifier for these strings, and compare these identifiers.</text:span></text:p>
            <text:p text:style-name="P7"><text:span text:style-name="T5"/></text:p>
            <text:p text:style-name="P7"><text:span text:style-name="T5">For example:</text:span></text:p>
            <text:p text:style-name="P7"><text:span text:style-name="T4">long_and_useless_function</text:span><text:span text:style-name="T5"> -&gt; 0x47fa018b</text:span></text:p>
            <text:p text:style-name="P7"><text:span text:style-name="T4">long_variable_name</text:span><text:span text:style-name="T5"> -&gt; 0xcc81b504</text:span></text:p>
            <text:p text:style-name="P7"><text:span text:style-name="T4">loop_increment_counter</text:span><text:span text:style-name="T5"> -&gt; 0x57cf47ab</text:span></text:p>
            <text:p text:style-name="P7"><text:span text:style-name="T5"/></text:p>
            <text:p text:style-name="P7"><text:span text:style-name="T5">Now the comparisons can be performed very quick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2. Hashing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10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7"><text:span text:style-name="T3">A hashing function takes some data as input and returns a fixed-length representation of that data.</text:span></text:p>
            <text:p text:style-name="P7"><text:span text:style-name="T3"/></text:p>
            <text:p text:style-name="P7"><text:span text:style-name="T3">For example:</text:span></text:p>
            <text:p text:style-name="P7"><text:span text:style-name="T3">“</text:span><text:span text:style-name="T3">123password” -&gt; d2bc2f8d09990ebe87c809684fd78c66</text:span></text:p>
            <text:p text:style-name="P7"><text:span text:style-name="T3">“</text:span><text:span text:style-name="T3">This is a sentence.” -&gt; d15ba5f31fa7c797c093931328581664</text:span></text:p>
            <text:p text:style-name="P7"><text:span text:style-name="T3">“</text:span><text:span text:style-name="T3">Hash me!” -&gt; e09f9e0c17051e3ad13f4176076cbb92</text:span></text:p>
            <text:p text:style-name="P7"><text:span text:style-name="T3"/></text:p>
            <text:p text:style-name="P7"><text:span text:style-name="T3">These are all examples of the MD5 hash algorithm.</text:span></text:p>
            <text:p text:style-name="P7"><text:span text:style-name="T3"/></text:p>
            <text:p text:style-name="P7"><text:span text:style-name="T3">There are three things you should note about hash functions:</text:span></text:p>
            <text:list text:style-name="L4">
              <text:list-item>
                <text:p text:style-name="P7"><text:span text:style-name="T3"><text:s/></text:span><text:span text:style-name="T3">The output is always the same length</text:span></text:p>
              </text:list-item>
              <text:list-item>
                <text:p text:style-name="P7"><text:span text:style-name="T3"><text:s/></text:span><text:span text:style-name="T3">Identical input will always produce identical output</text:span></text:p>
              </text:list-item>
              <text:list-item>
                <text:p text:style-name="P7"><text:span text:style-name="T3"><text:s/></text:span><text:span text:style-name="T3">If the input is unbounded (can be any length), multiple inputs will have the same outpu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2. Hashing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12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7"><text:span text:style-name="T3">When two different inputs have the same output in a hash function, a collision occurs.</text:span></text:p>
            <text:p text:style-name="P7"><text:span text:style-name="T3"/></text:p>
            <text:p text:style-name="P7"><text:span text:style-name="T3">For example:</text:span></text:p>
            <text:p text:style-name="P7"><text:span text:style-name="T3">“</text:span><text:span text:style-name="T3">Both of these strings have the same hash value” -&gt; 0x5f44a1b3</text:span></text:p>
            <text:p text:style-name="P7"><text:span text:style-name="T3">“</text:span><text:span text:style-name="T3">for this particular hash function.” -&gt; 0x5f44a1b3</text:span></text:p>
            <text:p text:style-name="P7"><text:span text:style-name="T3"/></text:p>
            <text:p text:style-name="P7"><text:span text:style-name="T3">One of the goals of a hash function is to reduce the number of collisions that occ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><text:span text:style-name="T2">2. Hashing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14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7"><text:span text:style-name="T3">In a hashtable, the output of a chosen hash function is used to specify the index at which to place data.</text:span></text:p>
            <text:p text:style-name="P7"><text:span text:style-name="T3"/></text:p>
            <text:p text:style-name="P7"><text:span text:style-name="T3">For example:</text:span></text:p>
            <text:p text:style-name="P7"><text:span text:style-name="T3">“</text:span><text:span text:style-name="T3">Bob Smith” -&gt; 4</text:span></text:p>
            <text:p text:style-name="P7"><text:span text:style-name="T3">“</text:span><text:span text:style-name="T3">Sarah Johnson” -&gt; 1</text:span></text:p>
            <text:p text:style-name="P7"><text:span text:style-name="T3">“</text:span><text:span text:style-name="T3">Soren Sorenson” -&gt; 3</text:span></text:p>
            <text:p text:style-name="P7"><text:span text:style-name="T3">“</text:span><text:span text:style-name="T3">Toph Beifong” -&gt; 6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The locations where data is stored in a hashtable are called buckets. <text:s/>In the example table above, each bucket stores one datum.</text:span></text:p>
          </draw:text-box>
        </draw:frame>
        <draw:frame draw:style-name="standard" draw:layer="layout" svg:width="7.95cm" svg:height="7.775cm" svg:x="11.65cm" svg:y="6.55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Index</text:p>
              </table:table-cell>
              <table:table-cell table:style-name="ce4">
                <text:p text:style-name="P9">Bucket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Sarah Johnson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/>
            </table:table-row>
            <table:table-row table:style-name="ro3" table:default-cell-style-name="ce1">
              <table:table-cell>
                <text:p>3</text:p>
              </table:table-cell>
              <table:table-cell>
                <text:p>Soren Sorenson</text:p>
              </table:table-cell>
            </table:table-row>
            <table:table-row table:style-name="ro3" table:default-cell-style-name="ce1">
              <table:table-cell>
                <text:p>4</text:p>
              </table:table-cell>
              <table:table-cell>
                <text:p>Bob Smith</text:p>
              </table:table-cell>
            </table:table-row>
            <table:table-row table:style-name="ro3" table:default-cell-style-name="ce1">
              <table:table-cell>
                <text:p>5</text:p>
              </table:table-cell>
              <table:table-cell/>
            </table:table-row>
            <table:table-row table:style-name="ro3" table:default-cell-style-name="ce1">
              <table:table-cell>
                <text:p>6</text:p>
              </table:table-cell>
              <table:table-cell>
                <text:p>Toph Beifong</text:p>
              </table:table-cell>
            </table:table-row>
            <table:table-row table:style-name="ro3" table:default-cell-style-name="ce1">
              <table:table-cell>
                <text:p>7</text:p>
              </table:table-cell>
              <table:table-cell/>
            </table:table-row>
            <table:table-row table:style-name="ro3" table:default-cell-style-name="ce1">
              <table:table-cell>
                <text:p>8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2. Hashing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17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7"><text:span text:style-name="T3">When a collision occurs in a hashtable, multiple items are stored in the same bucket. <text:s/>If the bucket has no more room, overflow has occured.</text:span></text:p>
            <text:p text:style-name="P7"><text:span text:style-name="T3"/></text:p>
            <text:p text:style-name="P7"><text:span text:style-name="T3">When a bucket overflows, it is replaced by a pointer to an unbounded data structure (for example, a linked list, stack, or even another hashtable).</text:span></text:p>
            <text:p text:style-name="P7"><text:span text:style-name="T3"/></text:p>
            <text:p text:style-name="P7"><text:span text:style-name="T3">For example:</text:span></text:p>
            <text:p text:style-name="P7"><text:span text:style-name="T3">“</text:span><text:span text:style-name="T3">Bob Smith” -&gt; 4</text:span></text:p>
            <text:p text:style-name="P7"><text:span text:style-name="T3">“</text:span><text:span text:style-name="T3">Sarah Johnson” -&gt; 1</text:span></text:p>
            <text:p text:style-name="P7"><text:span text:style-name="T3">“</text:span><text:span text:style-name="T3">Soren Sorenson” -&gt; 3</text:span></text:p>
            <text:p text:style-name="P7"><text:span text:style-name="T3">“</text:span><text:span text:style-name="T3">Toph Beifong” -&gt; 6</text:span></text:p>
            <text:p text:style-name="P7"><text:span text:style-name="T3">“</text:span><text:span text:style-name="T3">Tom Thompson” -&gt; 4</text:span></text:p>
            <text:p text:style-name="P7"><text:span text:style-name="T3">“</text:span><text:span text:style-name="T3">Fred Fredricson” -&gt; 4</text:span></text:p>
          </draw:text-box>
        </draw:frame>
        <draw:frame draw:style-name="standard" draw:layer="layout" svg:width="7.949cm" svg:height="9.719cm" svg:x="9.4cm" svg:y="8.5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Index</text:p>
              </table:table-cell>
              <table:table-cell table:style-name="ce4">
                <text:p text:style-name="P9">Bucket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Sarah Johnson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/>
            </table:table-row>
            <table:table-row table:style-name="ro3" table:default-cell-style-name="ce1">
              <table:table-cell>
                <text:p>3</text:p>
              </table:table-cell>
              <table:table-cell>
                <text:p>Soren Sorenson</text:p>
              </table:table-cell>
            </table:table-row>
            <table:table-row table:style-name="ro3" table:default-cell-style-name="ce1">
              <table:table-cell>
                <text:p>4</text:p>
              </table:table-cell>
              <table:table-cell/>
            </table:table-row>
            <table:table-row table:style-name="ro3" table:default-cell-style-name="ce1">
              <table:table-cell>
                <text:p>5</text:p>
              </table:table-cell>
              <table:table-cell/>
            </table:table-row>
            <table:table-row table:style-name="ro3" table:default-cell-style-name="ce1">
              <table:table-cell>
                <text:p>6</text:p>
              </table:table-cell>
              <table:table-cell>
                <text:p>Toph Beifong</text:p>
              </table:table-cell>
            </table:table-row>
            <table:table-row table:style-name="ro3" table:default-cell-style-name="ce1">
              <table:table-cell>
                <text:p>7</text:p>
              </table:table-cell>
              <table:table-cell/>
            </table:table-row>
            <table:table-row table:style-name="ro3" table:default-cell-style-name="ce1">
              <table:table-cell>
                <text:p>8</text:p>
              </table:table-cell>
              <table:table-cell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186cm" svg:height="0.971cm" svg:x="19.228cm" svg:y="10.108cm">
          <table:table table:template-name="default">
            <table:table-column table:style-name="co7"/>
            <table:table-column table:style-name="co8"/>
            <table:table-row table:style-name="ro3" table:default-cell-style-name="ce1">
              <table:table-cell>
                <text:p>Tom Thompson</text:p>
              </table:table-cell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8.189cm" svg:height="0.974cm" svg:x="19.245cm" svg:y="11.914cm">
          <table:table table:template-name="default">
            <table:table-column table:style-name="co9"/>
            <table:table-column table:style-name="co10"/>
            <table:table-row table:style-name="ro4" table:default-cell-style-name="ce1">
              <table:table-cell>
                <text:p>Fred Fredricson</text:p>
              </table:table-cell>
              <table:table-cell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8.188cm" svg:height="0.973cm" svg:x="19.211cm" svg:y="8.38cm">
          <table:table table:template-name="default">
            <table:table-column table:style-name="co9"/>
            <table:table-column table:style-name="co10"/>
            <table:table-row table:style-name="ro4" table:default-cell-style-name="ce1">
              <table:table-cell>
                <text:p>Bob Smith</text:p>
              </table:table-cell>
              <table:table-cell/>
            </table:table-row>
          </table:table>
          <draw:image xlink:href="Pictures/TablePreview21.svm" xlink:type="simple" xlink:show="embed" xlink:actuate="onLoad"/>
        </draw:frame>
        <draw:line draw:style-name="gr5" draw:text-style-name="P10" draw:layer="layout" svg:x1="14.2cm" svg:y1="14cm" svg:x2="19.211cm" svg:y2="8.8cm">
          <text:p/>
        </draw:line>
        <draw:line draw:style-name="gr5" draw:text-style-name="P10" draw:layer="layout" svg:x1="26.4cm" svg:y1="10.6cm" svg:x2="23cm" svg:y2="11.908cm">
          <text:p/>
        </draw:line>
        <draw:line draw:style-name="gr5" draw:text-style-name="P10" draw:layer="layout" svg:x1="26.401cm" svg:y1="8.8cm" svg:x2="23.001cm" svg:y2="10.10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3. Example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23.svm" xlink:type="simple" xlink:show="embed" xlink:actuate="onLoad"/>
        </draw:frame>
        <draw:frame draw:style-name="gr4" draw:text-style-name="P7" draw:layer="layout" svg:width="28cm" svg:height="17.243cm" svg:x="0cm" svg:y="2.6cm">
          <draw:text-box>
            <text:p text:style-name="P7"><text:span text:style-name="T3">We will step through a simple hashtable example. <text:s/>Our example will use the following checksum hash function (the same one you must use in your lab):</text:span></text:p>
            <text:p text:style-name="P7"><text:span text:style-name="T3"/></text:p>
            <text:p text:style-name="P7"><text:span text:style-name="T4">data[]</text:span></text:p>
            <text:p text:style-name="P7"><text:span text:style-name="T4">hash = 0</text:span></text:p>
            <text:p text:style-name="P7"><text:span text:style-name="T4">for d in data</text:span></text:p>
            <text:p text:style-name="P7"><text:span text:style-name="T4"><text:tab/></text:span><text:span text:style-name="T4">do</text:span></text:p>
            <text:p text:style-name="P7"><text:span text:style-name="T4"><text:tab/></text:span><text:span text:style-name="T4">hash = (hash + d) mod n</text:span></text:p>
            <text:p text:style-name="P7"><text:span text:style-name="T4">return hash</text:span></text:p>
            <text:p text:style-name="P7"><text:span text:style-name="T4"/></text:p>
            <text:p text:style-name="P7"><text:span text:style-name="T5">As well, we will set a bucket size of 1, and use a linked list as our unbounded data structure.</text:span></text:p>
            <text:p text:style-name="P7"><text:span text:style-name="T5"/></text:p>
            <text:p text:style-name="P7"><text:span text:style-name="T5">Finally, we will set </text:span><text:span text:style-name="T4">n</text:span><text:span text:style-name="T5">=5. <text:s/>This parameter is important, since it determines the range of possible outputs of our hash function, and therefore the size <text:s/>of our hashtable as well. <text:s/>When </text:span><text:span text:style-name="T4">n</text:span><text:span text:style-name="T5">=5, all outputs of our hash function will be in the range [0,5), or, equivalently, [0,4]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3. Example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25.svm" xlink:type="simple" xlink:show="embed" xlink:actuate="onLoad"/>
        </draw:frame>
        <draw:frame draw:style-name="gr4" draw:text-style-name="P7" draw:layer="layout" svg:width="28cm" svg:height="18.187cm" svg:x="0cm" svg:y="2.6cm">
          <draw:text-box>
            <text:p text:style-name="P7"><text:span text:style-name="T3">We will hash the following strings:</text:span></text:p>
            <text:list text:style-name="L5">
              <text:list-item>
                <text:p text:style-name="P7"><text:span text:style-name="T3">“</text:span><text:span text:style-name="T3">Pam”</text:span></text:p>
              </text:list-item>
              <text:list-item>
                <text:p text:style-name="P7"><text:span text:style-name="T3">“</text:span><text:span text:style-name="T3">Jim”</text:span></text:p>
              </text:list-item>
              <text:list-item>
                <text:p text:style-name="P7"><text:span text:style-name="T3">“</text:span><text:span text:style-name="T3">Mike”</text:span></text:p>
              </text:list-item>
              <text:list-item>
                <text:p text:style-name="P7"><text:span text:style-name="T3">“</text:span><text:span text:style-name="T3">Andy”</text:span></text:p>
              </text:list-item>
              <text:list-item>
                <text:p><text:span text:style-name="T3">“</text:span><text:span text:style-name="T3">Erin”</text:span></text:p>
              </text:list-item>
            </text:list>
            <text:p text:style-name="P7"><text:span text:style-name="T3"/></text:p>
            <text:p text:style-name="P7"><text:span text:style-name="T3">Start by hashing “Pam”:</text:span></text:p>
            <text:list text:style-name="L4">
              <text:list-item>
                <text:p text:style-name="P7"><text:span text:style-name="T3"><text:s/></text:span><text:span text:style-name="T3">Our hash starts at 0.</text:span></text:p>
              </text:list-item>
              <text:list-item>
                <text:p text:style-name="P7"><text:span text:style-name="T3"><text:s/></text:span><text:span text:style-name="T3">The ASCII character 'P' has the value 80.</text:span></text:p>
              </text:list-item>
              <text:list-item>
                <text:p text:style-name="P7"><text:span text:style-name="T3"><text:s/></text:span><text:span text:style-name="T3">(0+80) % 5 = 0</text:span></text:p>
              </text:list-item>
              <text:list-item>
                <text:p text:style-name="P7"><text:span text:style-name="T3"><text:s/></text:span><text:span text:style-name="T3">The ASCII character 'a' has the value 97.</text:span></text:p>
              </text:list-item>
              <text:list-item>
                <text:p text:style-name="P7"><text:span text:style-name="T3"><text:s/></text:span><text:span text:style-name="T3">(0+97) % 5 = 2</text:span></text:p>
              </text:list-item>
              <text:list-item>
                <text:p text:style-name="P7"><text:span text:style-name="T3"><text:s/></text:span><text:span text:style-name="T3">The ASCII character 'm' has the value 109.</text:span></text:p>
              </text:list-item>
              <text:list-item>
                <text:p text:style-name="P7"><text:span text:style-name="T3"><text:s/></text:span><text:span text:style-name="T3">(2+109) % 5 = 1</text:span></text:p>
              </text:list-item>
              <text:list-item>
                <text:p text:style-name="P7"><text:span text:style-name="T3"><text:s/>“</text:span><text:span text:style-name="T3">Pam” hashes to 1.</text:span></text:p>
              </text:list-item>
            </text:list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standard" draw:layer="layout" svg:width="4.754cm" svg:height="5.831cm" svg:x="19.245cm" svg:y="11.177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5" table:default-cell-style-name="ce1">
              <table:table-cell>
                <text:p>Index</text:p>
              </table:table-cell>
              <table:table-cell>
                <text:p>Bucket</text:p>
              </table:table-cell>
            </table:table-row>
            <table:table-row table:style-name="ro5" table:default-cell-style-name="ce1">
              <table:table-cell>
                <text:p>0</text:p>
              </table:table-cell>
              <table:table-cell/>
            </table:table-row>
            <table:table-row table:style-name="ro5" table:default-cell-style-name="ce1">
              <table:table-cell>
                <text:p>1</text:p>
              </table:table-cell>
              <table:table-cell>
                <text:p>Pam</text:p>
              </table:table-cell>
            </table:table-row>
            <table:table-row table:style-name="ro5" table:default-cell-style-name="ce1">
              <table:table-cell>
                <text:p>2</text:p>
              </table:table-cell>
              <table:table-cell/>
            </table:table-row>
            <table:table-row table:style-name="ro5" table:default-cell-style-name="ce1">
              <table:table-cell>
                <text:p>3</text:p>
              </table:table-cell>
              <table:table-cell/>
            </table:table-row>
            <table:table-row table:style-name="ro5" table:default-cell-style-name="ce1">
              <table:table-cell>
                <text:p>4</text:p>
              </table:table-cell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3. Example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28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7"><text:span text:style-name="T3">Using the same procedure, we can hash the other strings as well:</text:span></text:p>
            <text:list text:style-name="L6">
              <text:list-item>
                <text:p text:style-name="P7"><text:span text:style-name="T3">“</text:span><text:span text:style-name="T3">Pam” -&gt; 1</text:span></text:p>
              </text:list-item>
              <text:list-item>
                <text:p text:style-name="P7"><text:span text:style-name="T3">“</text:span><text:span text:style-name="T3">Jim” -&gt; 3</text:span></text:p>
              </text:list-item>
              <text:list-item>
                <text:p text:style-name="P7"><text:span text:style-name="T3">“</text:span><text:span text:style-name="T3">Mike” -&gt; 0</text:span></text:p>
              </text:list-item>
              <text:list-item>
                <text:p text:style-name="P7"><text:span text:style-name="T3">“</text:span><text:span text:style-name="T3">Andy” -&gt; 1</text:span></text:p>
              </text:list-item>
              <text:list-item>
                <text:p><text:span text:style-name="T3">“</text:span><text:span text:style-name="T3">Erin” -&gt; 3</text:span></text:p>
              </text:list-item>
            </text:list>
            <text:p text:style-name="P7"><text:span text:style-name="T3"/></text:p>
            <text:p text:style-name="P7"><text:span text:style-name="T3">Inserting Jim and then Mike into the hashtable is easy, because they fit into their respective buckets. <text:s/>However, when we insert Andy and then Erin, the buckets overflow, and we need to replace them with pointers to linked lists.</text:span></text:p>
          </draw:text-box>
        </draw:frame>
        <draw:frame draw:style-name="standard" draw:layer="layout" svg:width="4.754cm" svg:height="5.831cm" svg:x="1.229cm" svg:y="13.095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5" table:default-cell-style-name="ce1">
              <table:table-cell>
                <text:p>Index</text:p>
              </table:table-cell>
              <table:table-cell>
                <text:p>Bucket</text:p>
              </table:table-cell>
            </table:table-row>
            <table:table-row table:style-name="ro5" table:default-cell-style-name="ce1">
              <table:table-cell>
                <text:p>0</text:p>
              </table:table-cell>
              <table:table-cell>
                <text:p>Mike</text:p>
              </table:table-cell>
            </table:table-row>
            <table:table-row table:style-name="ro5" table:default-cell-style-name="ce1">
              <table:table-cell>
                <text:p>1</text:p>
              </table:table-cell>
              <table:table-cell/>
            </table:table-row>
            <table:table-row table:style-name="ro5" table:default-cell-style-name="ce1">
              <table:table-cell>
                <text:p>2</text:p>
              </table:table-cell>
              <table:table-cell/>
            </table:table-row>
            <table:table-row table:style-name="ro5" table:default-cell-style-name="ce1">
              <table:table-cell>
                <text:p>3</text:p>
              </table:table-cell>
              <table:table-cell/>
            </table:table-row>
            <table:table-row table:style-name="ro5" table:default-cell-style-name="ce1">
              <table:table-cell>
                <text:p>4</text:p>
              </table:table-cell>
              <table:table-cell/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3.697cm" svg:height="0.971cm" svg:x="12.18cm" svg:y="15.111cm">
          <table:table table:template-name="default">
            <table:table-column table:style-name="co13"/>
            <table:table-column table:style-name="co14"/>
            <table:table-row table:style-name="ro3" table:default-cell-style-name="ce1">
              <table:table-cell>
                <text:p>Andy</text:p>
              </table:table-cell>
              <table:table-cell/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3.697cm" svg:height="0.971cm" svg:x="7.046cm" svg:y="17.094cm">
          <table:table table:template-name="default">
            <table:table-column table:style-name="co13"/>
            <table:table-column table:style-name="co14"/>
            <table:table-row table:style-name="ro3" table:default-cell-style-name="ce1">
              <table:table-cell>
                <text:p>Jim</text:p>
              </table:table-cell>
              <table:table-cell/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3.697cm" svg:height="0.971cm" svg:x="12.169cm" svg:y="17.092cm">
          <table:table table:template-name="default">
            <table:table-column table:style-name="co13"/>
            <table:table-column table:style-name="co14"/>
            <table:table-row table:style-name="ro6" table:default-cell-style-name="ce1">
              <table:table-cell>
                <text:p>Erin</text:p>
              </table:table-cell>
              <table:table-cell/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3.697cm" svg:height="0.971cm" svg:x="7.034cm" svg:y="15.043cm">
          <table:table table:template-name="default">
            <table:table-column table:style-name="co13"/>
            <table:table-column table:style-name="co14"/>
            <table:table-row table:style-name="ro3" table:default-cell-style-name="ce1">
              <table:table-cell>
                <text:p>Pam</text:p>
              </table:table-cell>
              <table:table-cell/>
            </table:table-row>
          </table:table>
          <draw:image xlink:href="Pictures/TablePreview33.svm" xlink:type="simple" xlink:show="embed" xlink:actuate="onLoad"/>
        </draw:frame>
        <draw:line draw:style-name="gr5" draw:text-style-name="P10" draw:layer="layout" svg:x1="4.8cm" svg:y1="15.4cm" svg:x2="7cm" svg:y2="15.4cm">
          <text:p/>
        </draw:line>
        <draw:line draw:style-name="gr5" draw:text-style-name="P10" draw:layer="layout" svg:x1="9.98cm" svg:y1="15.4cm" svg:x2="12.18cm" svg:y2="15.4cm">
          <text:p/>
        </draw:line>
        <draw:line draw:style-name="gr5" draw:text-style-name="P10" draw:layer="layout" svg:x1="4.846cm" svg:y1="17.4cm" svg:x2="7.046cm" svg:y2="17.4cm">
          <text:p/>
        </draw:line>
        <draw:line draw:style-name="gr5" draw:text-style-name="P10" draw:layer="layout" svg:x1="9.969cm" svg:y1="17.4cm" svg:x2="12.169cm" svg:y2="17.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4. Interning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35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7"><text:span text:style-name="T3">We will make use of a hashtable to perform string interning.</text:span></text:p>
            <text:p text:style-name="P7"><text:span text:style-name="T3"/></text:p>
            <text:p text:style-name="P7"><text:span text:style-name="T3">String interning can be summarized with the following algorithm:</text:span></text:p>
            <text:list text:style-name="L4">
              <text:list-item>
                <text:p text:style-name="P7"><text:span text:style-name="T3"><text:s/></text:span><text:span text:style-name="T3">Hash the string to find the hashtable index</text:span></text:p>
              </text:list-item>
              <text:list-item>
                <text:p text:style-name="P7"><text:span text:style-name="T3"><text:s/></text:span><text:span text:style-name="T3">Search the entry (either a bucket or unbounded data structure) for the string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3"><text:s/></text:span><text:span text:style-name="T3">If the string is found, return the unique identifier for the string</text:span></text:p>
                  </text:list-item>
                  <text:list-item>
                    <text:p text:style-name="P7"><text:span text:style-name="T3"><text:s/></text:span><text:span text:style-name="T3">If the string is not found, store it (either in a bucket or unbounded data structure, whichever is appropriate) and then generate and return a unique identifier for it</text:span></text:p>
                  </text:list-item>
                </text:list>
              </text:list-item>
            </text:list>
            <text:p text:style-name="P7"><text:span text:style-name="T3"/></text:p>
            <text:p text:style-name="P7"><text:span text:style-name="T3">Keep in mind that we are storing addresses to strings, not the strings themselves in our hashtable. <text:s/>Strings can be variable length, but addresses are always 1 word in MIP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4. Interning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37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7"><text:span text:style-name="T3">From the assignment description, we can deduce that a bucket size of 1 should be used.</text:span></text:p>
            <text:p text:style-name="P7"><text:span text:style-name="T3"/></text:p>
            <text:p text:style-name="P7"><text:span text:style-name="T3">When interning a string:</text:span></text:p>
            <text:list text:style-name="L4">
              <text:list-item>
                <text:p text:style-name="P7"><text:span text:style-name="T3"><text:s/></text:span><text:span text:style-name="T3">If the bucket currently contains zero (0x00000000), the bucket is empty. <text:s/>Store the string address, and return the unique identifier.</text:span></text:p>
              </text:list-item>
              <text:list-item>
                <text:p text:style-name="P7"><text:span text:style-name="T3"><text:s/></text:span><text:span text:style-name="T3">If the 31</text:span><text:span text:style-name="T6">st</text:span><text:span text:style-name="T3"> bit of the bucket is 1, an unbounded data structure exists for the bucket. <text:s/>Setting bit 31 of the bucket to 0 gives the address of this data structure. <text:s/>If an identical string is found in the data structure, change nothing, and return the unique identifier. <text:s/>Otherwise, add the new string address to the data structure, and return the unique identifier.</text:span></text:p>
              </text:list-item>
              <text:list-item>
                <text:p text:style-name="P7"><text:span text:style-name="T3"><text:s/></text:span><text:span text:style-name="T3">If the bucket contains anything else (not zero, and the 31</text:span><text:span text:style-name="T6">st</text:span><text:span text:style-name="T3"> bit is 0), the bucket has an entry. <text:s/>If the entry is identical to the new string, change nothing, and return the unique identifier. <text:s/>Otherwise, you must initialize an unbounded data structure, store both (old and new) string addresses in it, and then return the unique identifier for the new string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4. Interning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39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7"><text:span text:style-name="T3">A few other important points about string interning:</text:span></text:p>
            <text:p text:style-name="P7"><text:span text:style-name="T3"/></text:p>
            <text:list text:style-name="L5">
              <text:list-item>
                <text:p text:style-name="P7"><text:span text:style-name="T3">The string addresses given are mutable: that is, the memory in that location may be changed / erased. <text:s/>Before saving a string address in the hashtable, make a copy of the string, and then saved the address of this copy in the hashtable.</text:span></text:p>
              </text:list-item>
              <text:list-item>
                <text:p text:style-name="P7"><text:span text:style-name="T3">Do not make a copy of a string if it is already stored in the hashtabl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5. Functions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41.svm" xlink:type="simple" xlink:show="embed" xlink:actuate="onLoad"/>
        </draw:frame>
        <draw:frame draw:style-name="gr4" draw:text-style-name="P11" draw:layer="layout" svg:width="28cm" svg:height="16.6cm" svg:x="0cm" svg:y="2.6cm">
          <draw:text-box>
            <text:p text:style-name="P11"><text:span text:style-name="T7">internString</text:span></text:p>
            <text:p text:style-name="P11"><text:span text:style-name="T8"/></text:p>
            <text:p text:style-name="P11"><text:span text:style-name="T9">Input:</text:span><text:span text:style-name="T10"> </text:span><text:span text:style-name="T10"><text:tab/></text:span><text:span text:style-name="T10">$a0 – address of a mutable string to be interned</text:span></text:p>
            <text:p text:style-name="P11"><text:span text:style-name="T9">Return:</text:span><text:span text:style-name="T10"> </text:span><text:span text:style-name="T10"><text:tab/></text:span><text:span text:style-name="T10">$v0 – unique identifier for the string</text:span></text:p>
            <text:p text:style-name="P11"><text:span text:style-name="T10"/></text:p>
            <text:p text:style-name="P11"><text:span text:style-name="T10">Things to keep in mind:</text:span></text:p>
            <text:list text:style-name="L2">
              <text:list-item>
                <text:p text:style-name="P11"><text:span text:style-name="T10">Identical strings have the same value, not (necessarily) the same address</text:span></text:p>
              </text:list-item>
              <text:list-item>
                <text:p text:style-name="P11"><text:span text:style-name="T10">You must make an immutable copy of the mutable strings given as inpu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5. Functions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43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11"><text:span text:style-name="T7">getInternedString</text:span></text:p>
            <text:p text:style-name="P11"><text:span text:style-name="T8"/></text:p>
            <text:p text:style-name="P11"><text:span text:style-name="T9">Input:</text:span><text:span text:style-name="T10"> </text:span><text:span text:style-name="T10"><text:tab/></text:span><text:span text:style-name="T10">$a0 – unique interned string identifier</text:span></text:p>
            <text:p text:style-name="P11"><text:span text:style-name="T9">Return:</text:span><text:span text:style-name="T10"> </text:span><text:span text:style-name="T10"><text:tab/></text:span><text:span text:style-name="T10">$v0 – the immutable address (copy) of the string it if was interned, zero otherwi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5. Functions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45.svm" xlink:type="simple" xlink:show="embed" xlink:actuate="onLoad"/>
        </draw:frame>
        <draw:frame draw:style-name="gr4" draw:text-style-name="P7" draw:layer="layout" svg:width="28cm" svg:height="16.6cm" svg:x="0cm" svg:y="2.6cm">
          <draw:text-box>
            <text:p text:style-name="P11"><text:span text:style-name="T7">internFile</text:span></text:p>
            <text:p text:style-name="P11"><text:span text:style-name="T8"/></text:p>
            <text:p text:style-name="P11"><text:span text:style-name="T9">Input:</text:span><text:span text:style-name="T10"> </text:span><text:span text:style-name="T10"><text:tab/></text:span><text:span text:style-name="T10">$a0 – address of a file in mutable memory</text:span></text:p>
            <text:p text:style-name="P11"><text:span text:style-name="T9">Return:</text:span><text:span text:style-name="T10"> </text:span><text:span text:style-name="T10"><text:tab/></text:span><text:span text:style-name="T10">$v0 – address of a list of unique identifiers for each string in the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file</text:span></text:p>
            <text:p text:style-name="P11"><text:span text:style-name="T10"><text:tab/></text:span><text:span text:style-name="T10"><text:tab/></text:span><text:span text:style-name="T10"><text:tab/></text:span><text:span text:style-name="T10">$v1 – </text:span><text:span text:style-name="T10"><text:tab/></text:span><text:span text:style-name="T10">the number of identifiers in the list</text:span><text:span text:style-name="T10"><text:tab/></text:span></text:p>
            <text:p text:style-name="P11"><text:span text:style-name="T10"/></text:p>
            <text:p text:style-name="P11"><text:span text:style-name="T10">Things to keep in mind:</text:span></text:p>
            <text:list text:style-name="L2">
              <text:list-item>
                <text:p text:style-name="P11"><text:span text:style-name="T10">Strings in the file are separated by one or more space (0x20) or line feed (0x0A) characters (these separators are not part of strings)</text:span></text:p>
              </text:list-item>
              <text:list-item>
                <text:p text:style-name="P11"><text:span text:style-name="T10">The file ends with an end of transmission (0x04) character (this is also not part of any string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27.999cm" svg:height="1.474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6. Tips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47.svm" xlink:type="simple" xlink:show="embed" xlink:actuate="onLoad"/>
        </draw:frame>
        <draw:frame draw:style-name="gr4" draw:text-style-name="P7" draw:layer="layout" svg:width="28cm" svg:height="17.243cm" svg:x="0cm" svg:y="2.6cm">
          <draw:text-box>
            <text:list text:style-name="L2">
              <text:list-item>
                <text:p text:style-name="P7"><text:span text:style-name="T3">The value that you chose for </text:span><text:span text:style-name="T4">n</text:span><text:span text:style-name="T5"> in the hash function affects the size of your hashtable</text:span></text:p>
                <text:p text:style-name="P7"><text:span text:style-name="T5"/></text:p>
              </text:list-item>
              <text:list-item>
                <text:p text:style-name="P7"><text:span text:style-name="T5">The strings passed in to your functions are mutable and must be copied</text:span></text:p>
                <text:p text:style-name="P7"><text:span text:style-name="T5"/></text:p>
              </text:list-item>
              <text:list-item>
                <text:p text:style-name="P7"><text:span text:style-name="T5">String addresses, not the strings themselves, are being stored in the hashtable</text:span></text:p>
                <text:p text:style-name="P7"><text:span text:style-name="T5"/></text:p>
              </text:list-item>
              <text:list-item>
                <text:p text:style-name="P7"><text:span text:style-name="T5">It is recommended (although not required) to create a string's unique identifier using a combination of the string's hash and index in the unbounded data structure</text:span></text:p>
                <text:p text:style-name="P7"><text:span text:style-name="T5"/></text:p>
              </text:list-item>
              <text:list-item>
                <text:p text:style-name="P7"><text:span text:style-name="T5">You can dynamically allocate memory in SPIM using system call 9: set $a0 to the number of bytes desired, $v0 to 9, and call syscall – the address of the memory will be in $v0 after the call</text:span></text:p>
                <text:p text:style-name="P7"><text:span text:style-name="T5"/></text:p>
              </text:list-item>
              <text:list-item>
                <text:p text:style-name="P7"><text:span text:style-name="T5">As always, read the assignment carefully and follow all style and submission ru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5f__5f_">
        <draw:frame draw:style-name="standard" draw:layer="layout" svg:width="27.935cm" svg:height="1.023cm" svg:x="0cm" svg:y="19.977cm">
          <table:table table:template-name="bl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MPUT 229</text:p>
              </table:table-cell>
              <table:table-cell>
                <text:p text:style-name="P1">Lab 5: String Interning</text:p>
              </table:table-cell>
              <table:table-cell>
                <text:p text:style-name="P2"><text:page-number>&lt;number&gt;</text:page-number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27.999cm" svg:height="1.475cm" svg:x="0cm" svg:y="0.12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3">
                <text:p text:style-name="P8"><text:span text:style-name="T2">Questions?</text:span></text:p>
              </table:table-cell>
              <table:table-cell table:style-name="ce2"/>
              <table:table-cell table:style-name="ce1"/>
            </table:table-row>
          </table:table>
          <draw:image xlink:href="Pictures/TablePreview49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auto-grow-height="false" draw:fit-to-size="shrink-to-fit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5f__5f_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  <style:master-page style:name="Default_5f__5f_" style:display-name="Default__" style:page-layout-name="PM1" draw:style-name="Mdp1">
      <draw:frame presentation:style-name="Default_5f__5f_-title" draw:layer="" svg:width="25.199cm" svg:height="3.506cm" svg:x="1.4cm" svg:y="0.837cm" presentation:class="title" presentation:placeholder="true">
        <draw:text-box/>
      </draw:frame>
      <draw:frame presentation:style-name="Default_5f__5f_-outline1" draw:layer="" svg:width="25.199cm" svg:height="12.179cm" svg:x="1.4cm" svg:y="4.914cm" presentation:class="outline" presentation:placeholder="true">
        <draw:text-box/>
      </draw:frame>
      <draw:frame presentation:style-name="Mpr4" draw:text-style-name="MP1" draw:layer="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09:55:25.339000000</meta:creation-date>
    <dc:date>2014-11-10T14:57:52.659000000</dc:date>
    <meta:editing-duration>PT2H26M3S</meta:editing-duration>
    <meta:editing-cycles>19</meta:editing-cycles>
    <meta:generator>LibreOffice/4.3.1.2$Windows_x86 LibreOffice_project/958349dc3b25111dbca392fbc281a05559ef6848</meta:generator>
    <meta:document-statistic meta:object-count="138"/>
  </office:meta>
</office:document-meta>
</file>